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PropertyMaker.SpacePropertyMaker( PropertyMaker base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Maker.compute(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